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officeooo:rsid="00009b06" officeooo:paragraph-rsid="00009b06"/>
    </style:style>
    <style:style style:name="P2" style:family="paragraph" style:parent-style-name="Standard">
      <style:paragraph-properties fo:line-height="150%"/>
      <style:text-properties style:font-name="Arial" officeooo:rsid="00019514" officeooo:paragraph-rsid="00019514"/>
    </style:style>
    <style:style style:name="P3" style:family="paragraph" style:parent-style-name="Standard">
      <style:paragraph-properties fo:line-height="150%"/>
      <style:text-properties style:font-name="Arial" officeooo:rsid="00036314" officeooo:paragraph-rsid="00054ac3"/>
    </style:style>
    <style:style style:name="P4" style:family="paragraph" style:parent-style-name="Footer">
      <style:paragraph-properties fo:text-align="center" style:justify-single-word="false"/>
      <style:text-properties style:font-name="Arial" officeooo:rsid="00072c7d" officeooo:paragraph-rsid="00072c7d"/>
    </style:style>
    <style:style style:name="P5" style:family="paragraph" style:parent-style-name="Table_20_Contents">
      <style:paragraph-properties fo:text-align="end" style:justify-single-word="false"/>
      <style:text-properties style:font-name="Arial" officeooo:rsid="00072c7d" officeooo:paragraph-rsid="00072c7d"/>
    </style:style>
    <style:style style:name="P6" style:family="paragraph" style:parent-style-name="Header">
      <style:text-properties officeooo:rsid="00072c7d" officeooo:paragraph-rsid="00072c7d"/>
    </style:style>
    <style:style style:name="P7" style:family="paragraph" style:parent-style-name="Header">
      <style:paragraph-properties fo:text-align="center" style:justify-single-word="false"/>
      <style:text-properties style:font-name="Arial" officeooo:rsid="00072c7d" officeooo:paragraph-rsid="00072c7d"/>
    </style:style>
    <style:style style:name="P8" style:family="paragraph" style:parent-style-name="Header">
      <style:text-properties style:font-name="Arial" officeooo:rsid="00072c7d" officeooo:paragraph-rsid="00072c7d"/>
    </style:style>
    <style:style style:name="T1" style:family="text">
      <style:text-properties officeooo:rsid="00036314"/>
    </style:style>
    <style:style style:name="T2" style:family="text">
      <style:text-properties officeooo:rsid="00054ac3"/>
    </style:style>
    <style:style style:name="T3" style:family="text">
      <style:text-properties officeooo:rsid="00081a28"/>
    </style:style>
    <style:style style:name="T4" style:family="text">
      <style:text-properties officeooo:rsid="00083f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ine Schreibbiographie:</text:p>
      <text:p text:style-name="P1"/>
      <text:p text:style-name="P2">Hier erläutere ich meine Erfahrungen und Erlebnisse mit dem Schreiben. </text:p>
      <text:p text:style-name="P2">Die ersten Erfahrungen mit dem Schreiben die mir in Erinnerung geblieben sind, waren die Befehlszeilen die ich zum Öffnen eines Spiels im Computer eingegeben habe. Dass ich, bevor ich überhaupt noch mit Stift zu schreiben lernte, <text:span text:style-name="T4">auf einer Tastatur schrieb,</text:span> erstaunt mich, weil ich immer im Gedanken habe, dass es eigentlich <text:span text:style-name="T4">sehr</text:span> schade ist, das<text:span text:style-name="T4">s</text:span> heutzutage nur mehr alles getippt wird, obwoh ich das selber eigentlich <text:s/><text:span text:style-name="T4">auch </text:span>so erlebt habe.</text:p>
      <text:p text:style-name="P2">Ein anderes Erlebnis, das mir in Erinnerung geblieben ist, hat schon etwas mehr mit dem Verfassen von eigenen Texten zu tun. Das passierte auf der Schreibmaschine meiner Mutter. <text:span text:style-name="T4">Hier</text:span> habe ich von Comics die Texte abgetippt, und im Laufe der Zeit wurden dann auch eigene Geschichten daraus.</text:p>
      <text:p text:style-name="P2">Auf das Erlernen der Schreibschrift kann ich mich eigentlich nicht mehr so gut erinnern, das Einzige was ich aus meiner Volksschulzeit noch in Erinnerung habe ist, dass ich die Unterschrift meiner Mutter „fälschen“ wollte, aber da die Unterschrift natürlich in meiner eigenen Schrift war, flog der „Betrug“ sofort auf.</text:p>
      <text:p text:style-name="P2">Aufsätze in der Schule waren für mich <text:span text:style-name="T4">immer</text:span> anstrengend, weil es sich immer so anfühlte, dass ich was von meinem Innersten preisgab. Deshalb übte ich auch nicht vor Schularbeiten mit Übun<text:span text:style-name="T3">g</text:span>stexten, sondern <text:span text:style-name="T1">las mir nur Themen durch, weil es für mich eine große Überwindung war, sich Geschichten einfallen zu lassen.</text:span></text:p>
      <text:p text:style-name="P3">Mit dem Internet hat sich <text:span text:style-name="T4">bei mir</text:span> auch die Kommunikation vom Gesprochenen aufs Geschriebene verlagert. Messenger Dienste wie ICQ und Chats, fördern aber meistens auch nur die Kommunikation von kleineren „Konversationen“, da die sofortige Rückmeldung es erlaubt sich zu verhalten wie wenn es ein Gespräch <text:span text:style-name="T2">wäre.</text:span></text:p>
      <text:p text:style-name="P3"><text:span text:style-name="T2">Diese Entwicklung sehe ich etwas kritisch an, obwohl ich das ja von Kindheit auf nicht anders erlebt habe, deshalb habe ich mir in letzter Zeit auch angewöhnt</text:span> <text:span text:style-name="T2">wieder Briefe zu schreiben, da das Schreiben dann wieder mehr Gewicht erhält. Das mache ich auch ab und zu mit Tinte und Feder, und ich bin drauf gekommen, die Rückmeldungen der Anderen werden dadurch auch durchdachter und gehaltvol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hadow="none"/>
    </style:style>
    <style:style style:name="Tabelle2.A" style:family="table-column">
      <style:table-column-properties style:column-width="5.667cm" style:rel-column-width="21845*"/>
    </style:style>
    <style:style style:name="Tabelle2.A1" style:family="table-cell">
      <style:table-cell-properties fo:padding="0.097cm" fo:border="none"/>
    </style:style>
    <style:style style:name="MP1" style:family="paragraph" style:parent-style-name="Header">
      <style:text-properties officeooo:rsid="00072c7d" officeooo:paragraph-rsid="00072c7d"/>
    </style:style>
    <style:style style:name="MP2" style:family="paragraph" style:parent-style-name="Header">
      <style:text-properties style:font-name="Arial" officeooo:rsid="00072c7d" officeooo:paragraph-rsid="00072c7d"/>
    </style:style>
    <style:style style:name="MP3" style:family="paragraph" style:parent-style-name="Header">
      <style:paragraph-properties fo:text-align="center" style:justify-single-word="false"/>
      <style:text-properties style:font-name="Arial" officeooo:rsid="00072c7d" officeooo:paragraph-rsid="00072c7d"/>
    </style:style>
    <style:style style:name="MP4" style:family="paragraph" style:parent-style-name="Table_20_Contents">
      <style:paragraph-properties fo:text-align="end" style:justify-single-word="false"/>
      <style:text-properties style:font-name="Arial" officeooo:rsid="00072c7d" officeooo:paragraph-rsid="00072c7d"/>
    </style:style>
    <style:style style:name="MP5" style:family="paragraph" style:parent-style-name="Footer">
      <style:paragraph-properties fo:text-align="center" style:justify-single-word="false"/>
      <style:text-properties style:font-name="Arial" officeooo:rsid="00072c7d" officeooo:paragraph-rsid="00072c7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office:automatic-styles>
  <office:master-styles>
    <style:master-page style:name="Standard" style:page-layout-name="Mpm1">
      <style:header>
        <text:p text:style-name="MP1"/>
        <table:table table:name="Tabelle2" table:style-name="Tabelle2">
          <table:table-column table:style-name="Tabelle2.A" table:number-columns-repeated="3"/>
          <table:table-row>
            <table:table-cell table:style-name="Tabelle2.A1" office:value-type="string">
              <text:p text:style-name="MP2">Schreibwerkstatt 1</text:p>
            </table:table-cell>
            <table:table-cell table:style-name="Tabelle2.A1" office:value-type="string">
              <text:p text:style-name="MP3">113</text:p>
            </table:table-cell>
            <table:table-cell table:style-name="Tabelle2.A1" office:value-type="string">
              <text:p text:style-name="MP4">Referentin: Petra Klug</text:p>
            </table:table-cell>
          </table:table-row>
        </table:table>
        <text:p text:style-name="MP1"/>
      </style:header>
      <style:footer>
        <text:p text:style-name="MP5">Matthias Steind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2:16.729000000</meta:creation-date>
    <dc:date>2016-02-01T19:38:35.227000000</dc:date>
    <meta:editing-duration>PT34M5S</meta:editing-duration>
    <meta:editing-cycles>6</meta:editing-cycles>
    <meta:generator>LibreOffice/4.3.6.2$Windows_x86 LibreOffice_project/d50a87b2e514536ed401c18000dad4660b6a169e</meta:generator>
    <meta:document-statistic meta:table-count="1" meta:image-count="0" meta:object-count="0" meta:page-count="1" meta:paragraph-count="12" meta:word-count="347" meta:character-count="2218" meta:non-whitespace-character-count="1881"/>
  </office:meta>
</office:document-meta>
</file>